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299in" style:rel-column-width="9746*"/>
    </style:style>
    <style:style style:name="Table2.B" style:family="table-column">
      <style:table-column-properties style:column-width="5.8951in" style:rel-column-width="557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5.8194in" table:align="margins"/>
    </style:style>
    <style:style style:name="Table3.A" style:family="table-column">
      <style:table-column-properties style:column-width="2.9097in" style:rel-column-width="32767*"/>
    </style:style>
    <style:style style:name="Table3.B" style:family="table-column">
      <style:table-column-properties style:column-width="2.9097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5.8194in" table:align="margins"/>
    </style:style>
    <style:style style:name="Table4.A" style:family="table-column">
      <style:table-column-properties style:column-width="5.8194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549in" style:rel-column-width="6197*"/>
    </style:style>
    <style:style style:name="Table5.B" style:family="table-column">
      <style:table-column-properties style:column-width="2.8076in" style:rel-column-width="26570*"/>
    </style:style>
    <style:style style:name="Table5.C" style:family="table-column">
      <style:table-column-properties style:column-width="0.8229in" style:rel-column-width="7787*"/>
    </style:style>
    <style:style style:name="Table5.D" style:family="table-column">
      <style:table-column-properties style:column-width="2.6396in" style:rel-column-width="2498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86in" style:rel-column-width="17497*"/>
    </style:style>
    <style:style style:name="Table1.B" style:family="table-column">
      <style:table-column-properties style:column-width="1.0375in" style:rel-column-width="9820*"/>
    </style:style>
    <style:style style:name="Table1.C" style:family="table-column">
      <style:table-column-properties style:column-width="0.8681in" style:rel-column-width="8214*"/>
    </style:style>
    <style:style style:name="Table1.D" style:family="table-column">
      <style:table-column-properties style:column-width="1.8833in" style:rel-column-width="17825*"/>
    </style:style>
    <style:style style:name="Table1.E" style:family="table-column">
      <style:table-column-properties style:column-width="1.2868in" style:rel-column-width="121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8583in" style:rel-column-width="17585*"/>
    </style:style>
    <style:style style:name="Table7.B" style:family="table-column">
      <style:table-column-properties style:column-width="1.0278in" style:rel-column-width="9726*"/>
    </style:style>
    <style:style style:name="Table7.C" style:family="table-column">
      <style:table-column-properties style:column-width="0.8792in" style:rel-column-width="8320*"/>
    </style:style>
    <style:style style:name="Table7.D" style:family="table-column">
      <style:table-column-properties style:column-width="1.8806in" style:rel-column-width="17796*"/>
    </style:style>
    <style:style style:name="Table7.E" style:family="table-column">
      <style:table-column-properties style:column-width="1.2792in" style:rel-column-width="1210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Standard">
      <style:text-properties fo:font-size="2pt" style:font-size-asian="1.75pt" style:font-size-complex="2pt"/>
    </style:style>
    <style:style style:name="P4" style:family="paragraph" style:parent-style-name="Standard" style:master-page-name="">
      <style:paragraph-properties style:page-number="auto" style:shadow="none">
        <style:tab-stops/>
      </style:paragraph-properties>
      <style:text-properties fo:font-size="2pt" style:font-size-asian="2pt" style:font-size-complex="2pt"/>
    </style:style>
    <style:style style:name="P5" style:family="paragraph" style:parent-style-name="Text_20_body">
      <style:text-properties fo:font-size="2pt" style:font-size-asian="1.75pt" style:font-size-complex="2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6">INFORME VISITA TECNICA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Código: IMV-FM-019</text:p>
                </table:table-cell>
                <table:table-cell table:style-name="Table3.B1" office:value-type="string">
                  <text:p text:style-name="Table_20_Contents">Versión: 1.0</text:p>
                </table:table-cell>
              </table:table-row>
            </table:table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Fecha de Aplicación: </text:p>
                </table:table-cell>
              </table:table-row>
            </table:table>
            <text:p text:style-name="Table_20_Contents"/>
          </table:table-cell>
        </table:table-row>
      </table:table>
      <text:p text:style-name="P2">[[ repeatIn(objects,'o') ]]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Localidad:</text:p>
          </table:table-cell>
          <table:table-cell table:style-name="Table5.A1" office:value-type="string">
            <text:p text:style-name="Table_20_Contents">[[ o.necesidad_id.district_id.name ]]</text:p>
          </table:table-cell>
          <table:table-cell table:style-name="Table5.A1" office:value-type="string">
            <text:p text:style-name="Table_20_Contents">Nro, Informe:</text:p>
          </table:table-cell>
          <table:table-cell table:style-name="Table5.D1" office:value-type="string">
            <text:p text:style-name="Table_20_Contents">[[ o.id ]]</text:p>
          </table:table-cell>
        </table:table-row>
        <table:table-row>
          <table:table-cell table:style-name="Table5.A2" office:value-type="string">
            <text:p text:style-name="Table_20_Contents">UPZ:</text:p>
          </table:table-cell>
          <table:table-cell table:style-name="Table5.A2" office:value-type="string">
            <text:p text:style-name="Table_20_Contents">[[ o.necesidad_id.subdistrict_id.name ]]</text:p>
          </table:table-cell>
          <table:table-cell table:style-name="Table5.A2" office:value-type="string">
            <text:p text:style-name="Table_20_Contents">Fecha:</text:p>
          </table:table-cell>
          <table:table-cell table:style-name="Table5.D2" office:value-type="string">
            <text:p text:style-name="Table_20_Contents">[[ o.fecha ]]</text:p>
          </table:table-cell>
        </table:table-row>
        <table:table-row>
          <table:table-cell table:style-name="Table5.A2" office:value-type="string">
            <text:p text:style-name="Table_20_Contents">Barrio:</text:p>
          </table:table-cell>
          <table:table-cell table:style-name="Table5.A2" office:value-type="string">
            <text:p text:style-name="Table_20_Contents">[[o.necesidad_id.neighborhood_id.name]]</text:p>
          </table:table-cell>
          <table:table-cell table:style-name="Table5.A2" office:value-type="string">
            <text:p text:style-name="Table_20_Contents">Funcionario:</text:p>
          </table:table-cell>
          <table:table-cell table:style-name="Table5.D2" office:value-type="string">
            <text:p text:style-name="Table_20_Contents">[[ o.funcionario_id.name ]]</text:p>
          </table:table-cell>
        </table:table-row>
        <table:table-row>
          <table:table-cell table:style-name="Table5.A2" office:value-type="string">
            <text:p text:style-name="Table_20_Contents">Dirección:</text:p>
          </table:table-cell>
          <table:table-cell table:style-name="Table5.A2" office:value-type="string">
            <text:p text:style-name="Table_20_Contents">[[ o.necesidad_id.direccion ]]</text:p>
          </table:table-cell>
          <table:table-cell table:style-name="Table5.A2" office:value-type="string">
            <text:p text:style-name="Table_20_Contents">Tipo Solicitud:</text:p>
          </table:table-cell>
          <table:table-cell table:style-name="Table5.D2" office:value-type="string">
            <text:p text:style-name="Table_20_Contents">[[ o.solicitud_id.solicitante_id.name ]]</text:p>
          </table:table-cell>
        </table:table-row>
      </table:table>
      <text:p text:style-name="Standard"/>
      <text:h text:style-name="Heading_20_2" text:outline-level="2">Actividades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CIV</text:p>
          </table:table-cell>
          <table:table-cell table:style-name="Table1.A1" office:value-type="string">
            <text:p text:style-name="Table_20_Heading">Elemento</text:p>
          </table:table-cell>
          <table:table-cell table:style-name="Table1.A1" office:value-type="string">
            <text:p text:style-name="Table_20_Heading">Tipo Superficie</text:p>
          </table:table-cell>
          <table:table-cell table:style-name="Table1.A1" office:value-type="string">
            <text:p text:style-name="Table_20_Heading">Tipo Intervencion</text:p>
          </table:table-cell>
          <table:table-cell table:style-name="Table1.E1" office:value-type="string">
            <text:p text:style-name="Table_20_Heading">Costo Total Intervención</text:p>
          </table:table-cell>
        </table:table-row>
      </table:table>
      <text:p text:style-name="P5"/>
      <text:section text:style-name="Sect1" text:name="Section1">
        <text:p text:style-name="P4">[[ repeatIn(o.inspeccion_ids,'insp') ]]</text:p>
        <text:section text:style-name="Sect1" text:name="Inspecciones">
          <text:p text:style-name="P2">[[ repeatIn(insp.actividad_obra_ids,'actividades') ]]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column table:style-name="Table7.D"/>
            <table:table-column table:style-name="Table7.E"/>
            <table:table-row>
              <table:table-cell table:style-name="Table7.A1" office:value-type="string">
                <text:p text:style-name="Table_20_Contents">[[ insp.segmento_id.name]]</text:p>
                <text:p text:style-name="Table_20_Contents">Tipo Via: [[ insp.tipo_via_id.name]]</text:p>
                <text:p text:style-name="Table_20_Contents">Tipo Tráfico: [[ insp.tipo_trafico_id.name ]]</text:p>
                <text:p text:style-name="Table_20_Contents">PMT: [[ insp.plan_manejo_trafico_id.name]]</text:p>
              </table:table-cell>
              <table:table-cell table:style-name="Table7.A1" office:value-type="string">
                <text:p text:style-name="Table_20_Contents">[[actividades.elemento_infraestructura_id.name]]</text:p>
              </table:table-cell>
              <table:table-cell table:style-name="Table7.A1" office:value-type="string">
                <text:p text:style-name="Table_20_Contents">[[actividades.tipo_superficie_id.name]]</text:p>
              </table:table-cell>
              <table:table-cell table:style-name="Table7.A1" office:value-type="string">
                <text:p text:style-name="Table_20_Contents">Actividad: [[actividades.tipo_trabajo_id.name]]</text:p>
                <text:p text:style-name="Table_20_Contents">[[actividades.product_id.name]]</text:p>
                <text:p text:style-name="Table_20_Contents">Cnt: [[actividades.cantidad.name]]</text:p>
                <text:p text:style-name="Table_20_Contents">Medida: [[actividades.uom_id.name]]</text:p>
                <text:p text:style-name="Table_20_Contents">Costo Unidad: [[actividades.valor_unidad.name]]</text:p>
                <text:p text:style-name="Table_20_Contents"/>
                <text:p text:style-name="Table_20_Contents"><text:s/></text:p>
              </table:table-cell>
              <table:table-cell table:style-name="Table7.E1" office:value-type="string">
                <text:p text:style-name="P1">[[actividades.valor_total.name]]</text:p>
              </table:table-cell>
            </table:table-row>
          </table:table>
          <text:p text:style-name="P3"/>
        </text:section>
        <text:p text:style-name="P5"/>
      </text:section>
      <text:h text:style-name="Heading_20_2" text:outline-level="2">Causas</text:h>
      <text:section text:style-name="Sect1" text:name="Causas">
        <text:p text:style-name="Text_20_body"/>
        <text:p text:style-name="Text_20_body">[[ repeatIn(o.inspeccion_ids,'insp1') ]]</text:p>
        <text:section text:style-name="Sect1" text:name="Causa">
          <text:p text:style-name="Text_20_body"/>
          <text:section text:style-name="Sect1" text:name="Section2">
            <text:p text:style-name="Text_20_body">[[ repeatIn(insp1.causa_ids,'causa') ]] </text:p>
            <text:p text:style-name="Text_20_body">Causa: [[ causa.name]]</text:p>
            <text:p text:style-name="Text_20_body"/>
          </text:section>
        </text:section>
      </text:section>
      <text:p text:style-name="Text_20_body"/>
      <text:p text:style-name="Standard"/>
      <text:h text:style-name="Heading_20_2" text:outline-level="2">Registro Fotográfico</text:h>
      <text:p text:style-name="Standard"/>
      <text:p text:style-name="Standard"/>
      <text:section text:style-name="Sect1" text:name="Fotos">
        <text:p text:style-name="Standard"/>
        <text:p text:style-name="Standard">[[ repeatIn(o.inspeccion_ids,'insp2') ]]</text:p>
        <text:p text:style-name="Standard"/>
        <text:p text:style-name="Standard"/>
        <text:section text:style-name="Sect1" text:name="foto">
          <text:p text:style-name="Standard">[[ repeatIn(insp2.foto_ids,'fotos') ]]</text:p>
          <text:p text:style-name="Standard">Fotos: [[ fotos.name]]</text:p>
          <text:p text:style-name="Standard">[[ fotos.foto and setTag('para','image',{'width':'300.0','height':'250.0'})]] [[fotos.foto]]</text:p>
          <text:p text:style-name="Standard">[[fotos.descripcion]]</text:p>
        </text:section>
        <text:p text:style-name="Standard"/>
        <text:p text:style-name="Standard"/>
        <text:p text:style-name="Standard"/>
        <text:p text:style-name="Standard"/>
      </text:section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padding="0.0201in" fo:border="0.06pt solid #000000" style:shadow="none"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33:57</meta:creation-date>
    <dc:date>2015-03-02T21:16:20</dc:date>
    <meta:editing-duration>PT1H17M16S</meta:editing-duration>
    <meta:editing-cycles>38</meta:editing-cycles>
    <meta:generator>LibreOffice/3.5$Linux_x86 LibreOffice_project/350m1$Build-2</meta:generator>
    <meta:document-statistic meta:table-count="6" meta:image-count="0" meta:object-count="0" meta:page-count="2" meta:paragraph-count="52" meta:word-count="115" meta:character-count="1388" meta:non-whitespace-character-count="1321"/>
  </office:meta>
</office:document-meta>
</file>